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 style:list-style-name="L1">
      <style:text-properties fo:language="es" fo:country="ES"/>
    </style:style>
    <style:style style:name="P3" style:family="paragraph" style:parent-style-name="Heading_20_1">
      <style:text-properties fo:language="es" fo:country="E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strucciones</text:h>
      <text:p text:style-name="P1">Puede utilizar ImageVeil con el ratón o con el dedo en los aparatos con pantalla táctil.</text:p>
      <text:p text:style-name="P1"/>
      <text:list xml:id="list852555757" text:style-name="L1">
        <text:list-item>
          <text:p text:style-name="P2">Selecciona el área punteada y seleccione un archivo en el siguiente cuadro de diálogo o arrastre un archivo de imagen (por el momento sólo soportamos archivos JPEG) a él.</text:p>
        </text:list-item>
        <text:list-item>
          <text:p text:style-name="P2">Haz clic o pulsa en la miniatura para agregar una o más áreas de pixelación. Puedes arrastrarlos más grandes y más pequeños en los lados, moverlos en el centro de la superficie y eliminarlos con el botón "X" en la esquina superior derecha de la superficie.</text:p>
        </text:list-item>
        <text:list-item>
          <text:p text:style-name="P2">(Opcional) Ahora puedes abrir el diálogo de opciones en la esquina superior izquierda. Aquí puedes, por ejemplo, seleccionar el tipo de pixelación o activar o desactivar los métodos de anonimización. ¡Los preajustes son seguros!</text:p>
        </text:list-item>
        <text:list-item>
          <text:p text:style-name="P2">Seleccione el botón 'INICIO' para iniciar el proceso de anonimización. Tu imagen será cargada en nuestro servidor y procesada.</text:p>
        </text:list-item>
        <text:list-item>
          <text:p text:style-name="P2">Cuando el proceso de edición haya terminado, verá la imagen anonimizada. Puedes descargarlo con el botón "Descargar la imagen"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3:58:05.913000000</meta:creation-date>
    <dc:date>2019-02-09T13:38:34.457000000</dc:date>
    <meta:editing-duration>PT1M1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7" meta:word-count="169" meta:character-count="1018" meta:non-whitespace-character-count="861"/>
  </office:meta>
</office:document-meta>
</file>